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Text_20_body">
      <style:paragraph-properties fo:break-before="page"/>
      <style:text-properties officeooo:rsid="002f9936" officeooo:paragraph-rsid="002f9936"/>
    </style:style>
    <style:style style:name="P5" style:family="paragraph" style:parent-style-name="Text_20_body">
      <style:paragraph-properties fo:break-before="page"/>
      <style:text-properties officeooo:rsid="002f9936" officeooo:paragraph-rsid="004b8bb6"/>
    </style:style>
    <style:style style:name="P6" style:family="paragraph" style:parent-style-name="Text_20_body">
      <style:paragraph-properties fo:break-before="page"/>
      <style:text-properties officeooo:rsid="00546295" officeooo:paragraph-rsid="00546295"/>
    </style:style>
    <style:style style:name="P7" style:family="paragraph" style:parent-style-name="Text_20_body">
      <style:paragraph-properties fo:break-before="page"/>
      <style:text-properties officeooo:rsid="003676b3" officeooo:paragraph-rsid="0056f6c2"/>
    </style:style>
    <style:style style:name="P8" style:family="paragraph" style:parent-style-name="Text_20_body">
      <style:paragraph-properties fo:break-before="page"/>
      <style:text-properties fo:font-weight="normal" officeooo:rsid="0058a0db" officeooo:paragraph-rsid="005af78f" style:font-weight-asian="normal" style:font-weight-complex="normal"/>
    </style:style>
    <style:style style:name="P9" style:family="paragraph" style:parent-style-name="Text_20_body">
      <style:text-properties officeooo:rsid="002dc9b9" officeooo:paragraph-rsid="002dc9b9"/>
    </style:style>
    <style:style style:name="P10" style:family="paragraph" style:parent-style-name="Text_20_body">
      <style:text-properties officeooo:rsid="002dc9b9" officeooo:paragraph-rsid="004e474b"/>
    </style:style>
    <style:style style:name="P11" style:family="paragraph" style:parent-style-name="Text_20_body">
      <style:text-properties officeooo:rsid="002f9936" officeooo:paragraph-rsid="002f9936"/>
    </style:style>
    <style:style style:name="P12" style:family="paragraph" style:parent-style-name="Text_20_body">
      <style:text-properties officeooo:rsid="002f9936" officeooo:paragraph-rsid="004de2bf"/>
    </style:style>
    <style:style style:name="P13" style:family="paragraph" style:parent-style-name="Text_20_body">
      <style:text-properties officeooo:rsid="00315493" officeooo:paragraph-rsid="00315493"/>
    </style:style>
    <style:style style:name="P14" style:family="paragraph" style:parent-style-name="Text_20_body">
      <style:text-properties officeooo:rsid="00315493" officeooo:paragraph-rsid="00565bfb"/>
    </style:style>
    <style:style style:name="P15" style:family="paragraph" style:parent-style-name="Text_20_body">
      <style:text-properties officeooo:rsid="00315493" officeooo:paragraph-rsid="00600521"/>
    </style:style>
    <style:style style:name="P16" style:family="paragraph" style:parent-style-name="Text_20_body">
      <style:text-properties officeooo:rsid="00315493" officeooo:paragraph-rsid="00613e2c"/>
    </style:style>
    <style:style style:name="P17" style:family="paragraph" style:parent-style-name="Text_20_body">
      <style:text-properties officeooo:rsid="003676b3" officeooo:paragraph-rsid="003676b3"/>
    </style:style>
    <style:style style:name="P18" style:family="paragraph" style:parent-style-name="Text_20_body">
      <style:text-properties officeooo:rsid="003676b3" officeooo:paragraph-rsid="0056f6c2"/>
    </style:style>
    <style:style style:name="P19" style:family="paragraph" style:parent-style-name="Text_20_body">
      <style:text-properties officeooo:rsid="00378c5f" officeooo:paragraph-rsid="00378c5f"/>
    </style:style>
    <style:style style:name="P20" style:family="paragraph" style:parent-style-name="Text_20_body">
      <style:text-properties officeooo:rsid="00382857" officeooo:paragraph-rsid="00382857"/>
    </style:style>
    <style:style style:name="P21" style:family="paragraph" style:parent-style-name="Text_20_body">
      <style:text-properties officeooo:rsid="00382857" officeooo:paragraph-rsid="0040bb9a"/>
    </style:style>
    <style:style style:name="P22" style:family="paragraph" style:parent-style-name="Text_20_body">
      <style:text-properties officeooo:rsid="00382857" officeooo:paragraph-rsid="005271a5"/>
    </style:style>
    <style:style style:name="P23" style:family="paragraph" style:parent-style-name="Text_20_body">
      <style:text-properties officeooo:rsid="00352943" officeooo:paragraph-rsid="005271a5"/>
    </style:style>
    <style:style style:name="P24" style:family="paragraph" style:parent-style-name="Text_20_body">
      <style:text-properties fo:font-weight="normal" officeooo:rsid="0058a0db" officeooo:paragraph-rsid="005af78f" style:font-weight-asian="normal" style:font-weight-complex="normal"/>
    </style:style>
    <style:style style:name="P25" style:family="paragraph" style:parent-style-name="Text_20_body">
      <style:text-properties officeooo:rsid="005af78f" officeooo:paragraph-rsid="005af78f"/>
    </style:style>
    <style:style style:name="P26" style:family="paragraph" style:parent-style-name="Text_20_body">
      <style:text-properties officeooo:rsid="00600521" officeooo:paragraph-rsid="00600521"/>
    </style:style>
    <style:style style:name="P27" style:family="paragraph" style:parent-style-name="Text_20_body" style:list-style-name="">
      <style:paragraph-properties fo:break-before="page"/>
    </style:style>
    <style:style style:name="P28" style:family="paragraph" style:parent-style-name="Text_20_body" style:list-style-name="">
      <style:text-properties officeooo:rsid="00315493" officeooo:paragraph-rsid="00613e2c"/>
    </style:style>
    <style:style style:name="P29" style:family="paragraph" style:parent-style-name="Text_20_body" style:list-style-name="">
      <style:text-properties officeooo:rsid="00315493" officeooo:paragraph-rsid="0062b3fa"/>
    </style:style>
    <style:style style:name="P30" style:family="paragraph" style:parent-style-name="Text_20_body" style:list-style-name="">
      <style:text-properties officeooo:rsid="0062b3fa" officeooo:paragraph-rsid="0062b3fa"/>
    </style:style>
    <style:style style:name="P31" style:family="paragraph" style:parent-style-name="Heading_20_1" style:master-page-name="Right_20_Page">
      <style:paragraph-properties style:page-number="auto"/>
      <style:text-properties officeooo:rsid="002ce4fd"/>
    </style:style>
    <style:style style:name="P32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a98cbf"/>
    </style:style>
    <style:style style:name="T2" style:family="text">
      <style:text-properties officeooo:rsid="002f9936"/>
    </style:style>
    <style:style style:name="T3" style:family="text">
      <style:text-properties officeooo:rsid="0031118e"/>
    </style:style>
    <style:style style:name="T4" style:family="text">
      <style:text-properties officeooo:rsid="003836b4"/>
    </style:style>
    <style:style style:name="T5" style:family="text">
      <style:text-properties officeooo:rsid="0038df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4984d" style:font-weight-asian="bold" style:font-weight-complex="bold"/>
    </style:style>
    <style:style style:name="T8" style:family="text">
      <style:text-properties fo:font-weight="bold" officeooo:rsid="002f9936" style:font-weight-asian="bold" style:font-weight-complex="bold"/>
    </style:style>
    <style:style style:name="T9" style:family="text">
      <style:text-properties fo:font-weight="bold" officeooo:rsid="00546295" style:font-weight-asian="bold" style:font-weight-complex="bold"/>
    </style:style>
    <style:style style:name="T10" style:family="text">
      <style:text-properties fo:font-weight="bold" officeooo:rsid="003676b3" style:font-weight-asian="bold" style:font-weight-complex="bold"/>
    </style:style>
    <style:style style:name="T11" style:family="text">
      <style:text-properties fo:font-weight="bold" officeooo:rsid="00613e2c" style:font-weight-asian="bold" style:font-weight-complex="bold"/>
    </style:style>
    <style:style style:name="T12" style:family="text">
      <style:text-properties fo:font-weight="bold" officeooo:rsid="0062b3fa" style:font-weight-asian="bold" style:font-weight-complex="bold"/>
    </style:style>
    <style:style style:name="T13" style:family="text">
      <style:text-properties fo:font-weight="bold" officeooo:rsid="00a150d9" style:font-weight-asian="bold" style:font-weight-complex="bold"/>
    </style:style>
    <style:style style:name="T14" style:family="text">
      <style:text-properties fo:font-weight="bold" officeooo:rsid="00a19cae" style:font-weight-asian="bold" style:font-weight-complex="bold"/>
    </style:style>
    <style:style style:name="T15" style:family="text">
      <style:text-properties fo:font-weight="bold" officeooo:rsid="003836b4" style:font-weight-asian="bold" style:font-weight-complex="bold"/>
    </style:style>
    <style:style style:name="T16" style:family="text">
      <style:text-properties fo:font-weight="bold" officeooo:rsid="00fe92a1" style:font-weight-asian="bold" style:font-weight-complex="bold"/>
    </style:style>
    <style:style style:name="T17" style:family="text">
      <style:text-properties officeooo:rsid="0040bb9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0bb9a" style:font-weight-asian="normal" style:font-weight-complex="normal"/>
    </style:style>
    <style:style style:name="T20" style:family="text">
      <style:text-properties fo:font-weight="normal" officeooo:rsid="0041b445" style:font-weight-asian="normal" style:font-weight-complex="normal"/>
    </style:style>
    <style:style style:name="T21" style:family="text">
      <style:text-properties officeooo:rsid="004b8bb6"/>
    </style:style>
    <style:style style:name="T22" style:family="text">
      <style:text-properties officeooo:rsid="00382857"/>
    </style:style>
    <style:style style:name="T23" style:family="text">
      <style:text-properties officeooo:rsid="003676b3"/>
    </style:style>
    <style:style style:name="T24" style:family="text">
      <style:text-properties officeooo:rsid="00600521"/>
    </style:style>
    <style:style style:name="T25" style:family="text">
      <style:text-properties officeooo:rsid="00613e2c"/>
    </style:style>
    <style:style style:name="T26" style:family="text">
      <style:text-properties officeooo:rsid="007546f9"/>
    </style:style>
    <style:style style:name="T27" style:family="text">
      <style:text-properties officeooo:rsid="00fe92a1"/>
    </style:style>
    <style:style style:name="gr1" style:family="graphic">
      <style:graphic-properties svg:stroke-width="0.199cm" svg:stroke-color="#ff0000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bookmark-start text:name="__RefHeading__1680_932115716"/>II/ Commencez à jou<text:span text:style-name="T26">er</text:span> !! :D<text:bookmark-end text:name="__RefHeading__1680_932115716"/></text:h>
      <text:p text:style-name="P9"/>
      <text:p text:style-name="P9">1/ Cliquer sur l'ongle<text:span text:style-name="T3">t</text:span> <text:span text:style-name="T6">[</text:span><text:span text:style-name="T16">Solo</text:span><text:span text:style-name="T6">]</text:span><text:span text:style-name="T2"> :</text:span></text:p>
      <text:p text:style-name="P10"><text:span text:style-name="T27">Activer le [</text:span><text:span text:style-name="T16">Mode créatif</text:span><text:span text:style-name="T27">]</text:span></text:p>
      <text:p text:style-name="P10"/>
      <text:p text:style-name="P10"><draw:rect text:anchor-type="paragraph" draw:z-index="0" draw:style-name="gr1" draw:text-style-name="P32" svg:width="1.987cm" svg:height="1.221cm" svg:x="3.814cm" svg:y="-0.242cm"><text:p/></draw:rect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2">2/ Puis cliquer sur le bouton </text:span><text:span text:style-name="T8">[Nouveau]</text:span><text:span text:style-name="T2"> :</text:span></text:p>
      <text:p text:style-name="P11"><draw:rect text:anchor-type="paragraph" draw:z-index="1" draw:style-name="gr1" draw:text-style-name="P32" svg:width="2.558cm" svg:height="0.925cm" svg:x="9.878cm" svg:y="6.08cm"><text:p/></draw:rect><text:line-break/></text:p>
      <text:p text:style-name="P4">3/ Taper le nom du nouveau monde : <text:span text:style-name="T6">test</text:span></text:p>
      <text:p text:style-name="P11"/>
      <text:p text:style-name="P11"/>
      <text:p text:style-name="P11"><draw:rect text:anchor-type="paragraph" draw:z-index="2" draw:style-name="gr1" draw:text-style-name="P32" svg:width="3.045cm" svg:height="1.221cm" svg:x="7.671cm" svg:y="-0.176cm"><text:p/></draw:rect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4/ Cliquer sur le bouton <text:span text:style-name="T6">[Créer]</text:span> : </text:p>
      <text:p text:style-name="P26"><draw:rect text:anchor-type="paragraph" draw:z-index="10" draw:style-name="gr1" draw:text-style-name="P32" svg:width="3.267cm" svg:height="1.331cm" svg:x="7.733cm" svg:y="5.306cm"><text:p/></draw:rect><draw:rect text:anchor-type="paragraph" draw:z-index="4" draw:style-name="gr1" draw:text-style-name="P32" svg:width="3.267cm" svg:height="1.331cm" svg:x="6.431cm" svg:y="8.456cm"><text:p/></draw:rect>Le jeu est : <text:span text:style-name="T6">Minetest Game</text:span></text:p>
      <text:p text:style-name="P5">5/ Cliquer sur le bouton <text:span text:style-name="T6">[Jouer]</text:span> :</text:p>
      <text:p text:style-name="P11"/>
      <text:p text:style-name="P12"><text:line-break/></text:p>
      <text:p text:style-name="P12"/>
      <text:p text:style-name="P12"/>
      <text:p text:style-name="P12"/>
      <text:p text:style-name="P12"/>
      <text:p text:style-name="P12"/>
      <text:p text:style-name="P12"><draw:rect text:anchor-type="paragraph" draw:z-index="3" draw:style-name="gr1" draw:text-style-name="P32" svg:width="3.043cm" svg:height="0.96cm" svg:x="11.64cm" svg:y="0.37cm"><text:p/></draw:rect></text:p>
      <text:p text:style-name="P12"/>
      <text:p text:style-name="P12"/>
      <text:p text:style-name="P12"/>
      <text:p text:style-name="P12"/>
      <text:p text:style-name="P12"/>
      <text:p text:style-name="P12">5<text:span text:style-name="T21">/ Le joueur est maintenant dans le monde Minetest</text:span> :</text:p>
      <text:p text:style-name="P11"/>
      <text:p text:style-name="P13"><text:line-break/></text:p>
      <text:p text:style-name="P6">Touche de déplacement </text:p>
      <text:p text:style-name="P23">Avancer : <text:span text:style-name="T6">[W]</text:span><text:span text:style-name="T9"><text:tab/><text:tab/></text:span>Reculer : <text:span text:style-name="T6">[S]</text:span><text:span text:style-name="T9"><text:tab/><text:tab/></text:span>Gauche : <text:span text:style-name="T6">[A]</text:span><text:span text:style-name="T9"> <text:tab/><text:tab/></text:span>Droite : <text:span text:style-name="T6">[D]</text:span></text:p>
      <text:p text:style-name="P23">Utiliser : <text:span text:style-name="T6">[E]</text:span><text:span text:style-name="T9"><text:tab/><text:tab/></text:span>Sauter : <text:span text:style-name="T6">[Espace]</text:span><text:span text:style-name="T9"><text:tab/></text:span>Lâcher : <text:span text:style-name="T6">[Q]</text:span><text:span text:style-name="T9"><text:tab/><text:tab/></text:span>Inventaire <text:span text:style-name="T17">:</text:span> <text:span text:style-name="T6">[I]</text:span></text:p>
      <text:p text:style-name="P23">Discuter : <text:span text:style-name="T6">[T]</text:span></text:p>
      <text:p text:style-name="P22">Les raccourcis-clavier sont fait pour des claviers <text:span text:style-name="T6">Qwerty</text:span>.</text:p>
      <text:p text:style-name="P15"><text:span text:style-name="T22"><text:line-break/></text:span>6/ <text:span text:style-name="T24">Modifier les touches de déplacement/d'action par défaut.</text:span></text:p>
      <text:p text:style-name="P14">Appuyer sur la touche <text:span text:style-name="T13">[Esc] / </text:span><text:span text:style-name="T6">[Echappe</text:span><text:span text:style-name="T7">ment</text:span><text:span text:style-name="T6">]</text:span> pour afficher le menu principal :</text:p>
      <text:p text:style-name="P14">Cliquer sur le bouton <text:span text:style-name="T6">[Changer les touches]</text:span> :</text:p>
      <text:p text:style-name="P13"><draw:rect text:anchor-type="paragraph" draw:z-index="5" draw:style-name="gr1" draw:text-style-name="P32" svg:width="3.758cm" svg:height="0.96cm" svg:x="7.528cm" svg:y="4.978cm"><text:p/></draw:rect><text:line-break/></text:p>
      <text:p text:style-name="P7">7/ Pour changer les raccourcis-claviers <text:span text:style-name="T4">pour des clavier </text:span><text:span text:style-name="T15">Azerty</text:span><text:span text:style-name="T4"> </text:span>: </text:p>
      <text:p text:style-name="P18">Cliquer sur le bouton de la touche de clavier à changer : <text:span text:style-name="T6">[W]</text:span></text:p>
      <text:p text:style-name="P13"/>
      <text:p text:style-name="P13"/>
      <text:p text:style-name="P13"><draw:rect text:anchor-type="paragraph" draw:z-index="6" draw:style-name="gr1" draw:text-style-name="P32" svg:width="2.098cm" svg:height="0.96cm" svg:x="5.29cm" svg:y="0.483cm"><text:p/></draw:rect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/>
      <text:p text:style-name="P25"><text:span text:style-name="T6">[Appuyer sur un bouton] </text:span><text:span text:style-name="T18">s'affiche :</text:span></text:p>
      <text:p text:style-name="P17"/>
      <text:p text:style-name="P17"/>
      <text:p text:style-name="P17"><draw:rect text:anchor-type="paragraph" draw:z-index="7" draw:style-name="gr1" draw:text-style-name="P32" svg:width="2.497cm" svg:height="0.96cm" svg:x="5.218cm" svg:y="0.542cm"><text:p/></draw:rect></text:p>
      <text:p text:style-name="P8"><text:span text:style-name="T23">Puis appuyer sur la nouvelle touche du clavier : </text:span><text:span text:style-name="T10">[Z]</text:span></text:p>
      <text:p text:style-name="P24">La lettre <text:span text:style-name="T14">[</text:span><text:span text:style-name="T6">Z</text:span><text:span text:style-name="T14">]</text:span> s'affiche :</text:p>
      <text:p text:style-name="P17"/>
      <text:p text:style-name="P19"><draw:rect text:anchor-type="paragraph" draw:z-index="8" draw:style-name="gr1" draw:text-style-name="P32" svg:width="2.497cm" svg:height="0.96cm" svg:x="5.218cm" svg:y="1.231cm"><text:p/></draw:rect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Changer les touches suivantes : </text:p>
      <text:p text:style-name="P20"><text:span text:style-name="T20">- </text:span><text:span text:style-name="T19">Changer la touche du clavier </text:span><text:span text:style-name="T6">[W]</text:span> <text:span text:style-name="T17">pour la touche du clavier</text:span> <text:span text:style-name="T6">[Z</text:span>] </text:p>
      <text:p text:style-name="P21"><text:span text:style-name="T20">- </text:span><text:span text:style-name="T19">Changer la touche du clavier </text:span><text:span text:style-name="T6">[A]</text:span> <text:span text:style-name="T17">pour la touche du clavier</text:span> <text:span text:style-name="T6">[Q]</text:span> </text:p>
      <text:p text:style-name="P21"><text:span text:style-name="T20">- </text:span><text:span text:style-name="T19">Changer la touche du clavier </text:span><text:span text:style-name="T6">[Z] </text:span><text:span text:style-name="T19">pour la touche du clavier</text:span> <text:span text:style-name="T6">[P</text:span>]</text:p>
      <text:p text:style-name="P19"><draw:rect text:anchor-type="paragraph" draw:z-index="9" draw:style-name="gr1" draw:text-style-name="P32" svg:width="2.497cm" svg:height="0.96cm" svg:x="7.497cm" svg:y="7.701cm"><text:p/></draw:rect>Puis cliquer sur le b<text:span text:style-name="T5">o</text:span>uton <text:span text:style-name="T6">[Enregistrer]</text:span></text:p>
      <text:h text:style-name="P27" text:outline-level="1"><text:bookmark-start text:name="__RefHeading__2067_350754568"/>9/ Qui<text:span text:style-name="T25">tter le jeu.</text:span><text:bookmark-end text:name="__RefHeading__2067_350754568"/></text:h>
      <text:p text:style-name="P16">Appuyer sur la touche <text:span text:style-name="T6">[Echappe</text:span><text:span text:style-name="T7">ment</text:span><text:span text:style-name="T6">]</text:span> pour afficher le menu principal :</text:p>
      <text:h text:style-name="P28" text:outline-level="1"><draw:rect text:anchor-type="paragraph" draw:z-index="11" draw:style-name="gr1" draw:text-style-name="P32" svg:width="3.834cm" svg:height="0.96cm" svg:x="7.576cm" svg:y="7.828cm"><text:p/></draw:rect><text:bookmark-start text:name="__RefHeading__2069_350754568"/>Cliquer sur le bouton <text:span text:style-name="T6">[</text:span><text:span text:style-name="T11">Quitter le jeu</text:span><text:span text:style-name="T6">]</text:span> :<text:bookmark-end text:name="__RefHeading__2069_350754568"/></text:h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30" text:outline-level="1"><text:bookmark-start text:name="__RefHeading__2470_1753214709"/>10/ Quitter vers le menu des onglets :<text:bookmark-end text:name="__RefHeading__2470_1753214709"/></text:h>
      <text:h text:style-name="P29" text:outline-level="1"><draw:rect text:anchor-type="paragraph" draw:z-index="12" draw:style-name="gr1" draw:text-style-name="P32" svg:width="3.834cm" svg:height="0.96cm" svg:x="7.576cm" svg:y="6.869cm"><text:p/></draw:rect><text:bookmark-start text:name="__RefHeading__2472_1753214709"/>Cliquer sur le bouton <text:span text:style-name="T6">[</text:span><text:span text:style-name="T11">Quitter </text:span><text:span text:style-name="T12">vers le menu</text:span><text:span text:style-name="T6">]</text:span> :<text:bookmark-end text:name="__RefHeading__2472_175321470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6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7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5.3.1.2$Linux_X86_64 LibreOffice_project/30m0$Build-2</meta:generator>
    <dc:date>2017-12-03T13:45:46.779375801</dc:date>
    <meta:editing-duration>PT6H52M21S</meta:editing-duration>
    <meta:editing-cycles>228</meta:editing-cycles>
    <meta:document-statistic meta:table-count="0" meta:image-count="0" meta:object-count="0" meta:page-count="7" meta:paragraph-count="38" meta:word-count="266" meta:character-count="1443" meta:non-whitespace-character-count="1181"/>
  </office:meta>
</office:document-meta>
</file>